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xtLoaderInitializer.registerContextLoaderListener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ntextLoaderInitializer.getRootApplication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LoaderInitializer.onStartup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